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llPart.isFir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Part.getBorderPaddingBefore( boolean firstOn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ellPart.getConditionalBefore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Part.isLa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Part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Part.getConditionalAfter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Part.CellPart( PrimaryGridUnit pgu , int start , int end , boolean last , int condBeforeContentLength , int length , int condAfterContentLength , int bpBeforeNormal , int bpBeforeFirst , int bpAfterNormal , int bpAfter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ellPar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ellPart.getBorderPaddingAfter( boolean lastOn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